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13cm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3cm" svg:height="3cm" svg:x="1.6cm" svg:y="2.9cm">
          <text:p/>
        </draw:rect>
        <draw:line draw:style-name="gr2" draw:text-style-name="P1" draw:layer="layout" svg:x1="1.6cm" svg:y1="3.7cm" svg:x2="5.9cm" svg:y2="3.7cm">
          <text:p/>
        </draw:line>
        <draw:frame draw:style-name="gr3" draw:text-style-name="P1" draw:layer="layout" svg:width="4.3cm" svg:height="1.063cm" svg:x="1.6cm" svg:y="2.9cm">
          <draw:text-box>
            <text:p text:style-name="P1">Album</text:p>
          </draw:text-box>
        </draw:frame>
        <draw:frame draw:style-name="gr4" draw:text-style-name="P2" draw:layer="layout" svg:width="4.2cm" svg:height="2.4cm" svg:x="1.6cm" svg:y="3.7cm">
          <draw:text-box>
            <text:p><text:span text:style-name="T1">album_id</text:span></text:p>
            <text:p><text:span text:style-name="T2">album_nom</text:span></text:p>
            <text:p><text:span text:style-name="T2">album_année</text:span></text:p>
            <text:p><text:span text:style-name="T2">album_pochette</text:span></text:p>
          </draw:text-box>
        </draw:frame>
        <draw:rect draw:style-name="gr1" draw:text-style-name="P1" draw:layer="layout" svg:width="4.3cm" svg:height="3cm" svg:x="13.7cm" svg:y="3cm">
          <text:p/>
        </draw:rect>
        <draw:line draw:style-name="gr2" draw:text-style-name="P1" draw:layer="layout" svg:x1="13.7cm" svg:y1="3.8cm" svg:x2="18cm" svg:y2="3.8cm">
          <text:p/>
        </draw:line>
        <draw:frame draw:style-name="gr3" draw:text-style-name="P1" draw:layer="layout" svg:width="4.3cm" svg:height="1.063cm" svg:x="13.7cm" svg:y="3cm">
          <draw:text-box>
            <text:p text:style-name="P1">Morceau</text:p>
          </draw:text-box>
        </draw:frame>
        <draw:frame draw:style-name="gr4" draw:text-style-name="P2" draw:layer="layout" svg:width="4.2cm" svg:height="2.4cm" svg:x="13.7cm" svg:y="3.8cm">
          <draw:text-box>
            <text:p><text:span text:style-name="T1">morceau_id</text:span></text:p>
            <text:p><text:span text:style-name="T2">morceau_Titre</text:span></text:p>
            <text:p><text:span text:style-name="T2">morceau_date</text:span></text:p>
            <text:p><text:span text:style-name="T2">morceau_durée</text:span></text:p>
          </draw:text-box>
        </draw:frame>
        <draw:ellipse draw:style-name="gr1" draw:text-style-name="P1" draw:layer="layout" svg:width="3.3cm" svg:height="1.916cm" svg:x="8.3cm" svg:y="3.6cm">
          <text:p/>
        </draw:ellipse>
        <draw:line draw:style-name="gr2" draw:text-style-name="P1" draw:layer="layout" svg:x1="5.9cm" svg:y1="4.5cm" svg:x2="13.7cm" svg:y2="4.5cm">
          <text:p/>
        </draw:line>
        <draw:frame draw:style-name="gr5" draw:text-style-name="P3" draw:layer="layout" svg:width="4.1cm" svg:height="1.675cm" svg:x="8.5cm" svg:y="3.7cm">
          <draw:text-box>
            <text:p><text:span text:style-name="T3"><text:s/></text:span><text:span text:style-name="T3">Appartient</text:span></text:p>
          </draw:text-box>
        </draw:frame>
        <draw:rect draw:style-name="gr1" draw:text-style-name="P1" draw:layer="layout" svg:width="4.3cm" svg:height="2.3cm" svg:x="24.2cm" svg:y="3.3cm">
          <text:p/>
        </draw:rect>
        <draw:line draw:style-name="gr2" draw:text-style-name="P1" draw:layer="layout" svg:x1="24.2cm" svg:y1="4.1cm" svg:x2="28.5cm" svg:y2="4.1cm">
          <text:p/>
        </draw:line>
        <draw:frame draw:style-name="gr3" draw:text-style-name="P1" draw:layer="layout" svg:width="4.3cm" svg:height="1.063cm" svg:x="24.2cm" svg:y="3.3cm">
          <draw:text-box>
            <text:p text:style-name="P1">Playlist</text:p>
          </draw:text-box>
        </draw:frame>
        <draw:frame draw:style-name="gr4" draw:text-style-name="P2" draw:layer="layout" svg:width="4.2cm" svg:height="2.4cm" svg:x="24.2cm" svg:y="4.1cm">
          <draw:text-box>
            <text:p><text:span text:style-name="T1">playlist_id</text:span></text:p>
            <text:p><text:span text:style-name="T2">playlist_nom</text:span></text:p>
            <text:p><text:span text:style-name="T2"/></text:p>
          </draw:text-box>
        </draw:frame>
        <draw:ellipse draw:style-name="gr1" draw:text-style-name="P1" draw:layer="layout" svg:width="3.3cm" svg:height="1.916cm" svg:x="19.5cm" svg:y="3.584cm">
          <text:p/>
        </draw:ellipse>
        <draw:line draw:style-name="gr2" draw:text-style-name="P1" draw:layer="layout" svg:x1="18cm" svg:y1="4.5cm" svg:x2="24.2cm" svg:y2="4.5cm">
          <text:p/>
        </draw:line>
        <draw:frame draw:style-name="gr6" draw:text-style-name="P3" draw:layer="layout" svg:width="2.8cm" svg:height="0.806cm" svg:x="19.8cm" svg:y="3.8cm">
          <draw:text-box>
            <text:p><text:span text:style-name="T3">Appartient</text:span></text:p>
          </draw:text-box>
        </draw:frame>
        <draw:frame draw:style-name="gr6" draw:text-style-name="P3" draw:layer="layout" svg:width="2.2cm" svg:height="0.806cm" svg:x="20.2cm" svg:y="4.594cm">
          <draw:text-box>
            <text:p><text:span text:style-name="T3">Place</text:span></text:p>
          </draw:text-box>
        </draw:frame>
        <draw:rect draw:style-name="gr1" draw:text-style-name="P1" draw:layer="layout" svg:width="4.3cm" svg:height="2.2cm" svg:x="13.7cm" svg:y="12.5cm">
          <text:p/>
        </draw:rect>
        <draw:line draw:style-name="gr2" draw:text-style-name="P1" draw:layer="layout" svg:x1="13.7cm" svg:y1="13.3cm" svg:x2="18cm" svg:y2="13.3cm">
          <text:p/>
        </draw:line>
        <draw:frame draw:style-name="gr3" draw:text-style-name="P1" draw:layer="layout" svg:width="4.3cm" svg:height="1.063cm" svg:x="13.7cm" svg:y="12.5cm">
          <draw:text-box>
            <text:p text:style-name="P1">Genre</text:p>
          </draw:text-box>
        </draw:frame>
        <draw:frame draw:style-name="gr4" draw:text-style-name="P2" draw:layer="layout" svg:width="4.2cm" svg:height="2.4cm" svg:x="13.7cm" svg:y="13.3cm">
          <draw:text-box>
            <text:p><text:span text:style-name="T1">genre_id</text:span></text:p>
            <text:p><text:span text:style-name="T2">genre_nom</text:span></text:p>
            <text:p><text:span text:style-name="T2"/></text:p>
          </draw:text-box>
        </draw:frame>
        <draw:line draw:style-name="gr2" draw:text-style-name="P1" draw:layer="layout" svg:x1="15.8cm" svg:y1="6cm" svg:x2="15.8cm" svg:y2="12.5cm">
          <text:p/>
        </draw:line>
        <draw:ellipse draw:style-name="gr1" draw:text-style-name="P1" draw:layer="layout" svg:width="3.2cm" svg:height="2.1cm" svg:x="14.5cm" svg:y="7.7cm">
          <text:p/>
        </draw:ellipse>
        <draw:line draw:style-name="gr2" draw:text-style-name="P1" draw:layer="layout" svg:x1="14.5cm" svg:y1="8.7cm" svg:x2="17.7cm" svg:y2="8.7cm">
          <text:p/>
        </draw:line>
        <draw:frame draw:style-name="gr5" draw:text-style-name="P3" draw:layer="layout" svg:width="4cm" svg:height="1.675cm" svg:x="14.6cm" svg:y="7.925cm">
          <draw:text-box>
            <text:p><text:span text:style-name="T3">Caractériser</text:span></text:p>
          </draw:text-box>
        </draw:frame>
        <draw:frame draw:style-name="gr5" draw:layer="layout" svg:width="1.8cm" svg:height="1.675cm" svg:x="5.9cm" svg:y="3.625cm">
          <draw:text-box>
            <text:p>1,N</text:p>
          </draw:text-box>
        </draw:frame>
        <draw:frame draw:style-name="gr5" draw:layer="layout" svg:width="2cm" svg:height="1.675cm" svg:x="12.2cm" svg:y="3.6cm">
          <draw:text-box>
            <text:p>1,N<text:tab/></text:p>
          </draw:text-box>
        </draw:frame>
        <draw:frame draw:style-name="gr5" draw:layer="layout" svg:width="1.8cm" svg:height="1.675cm" svg:x="17.9cm" svg:y="3.5cm">
          <draw:text-box>
            <text:p>0,N</text:p>
          </draw:text-box>
        </draw:frame>
        <draw:frame draw:style-name="gr5" draw:layer="layout" svg:width="1.8cm" svg:height="1.675cm" svg:x="22.8cm" svg:y="3.525cm">
          <draw:text-box>
            <text:p>1,N</text:p>
          </draw:text-box>
        </draw:frame>
        <draw:frame draw:style-name="gr5" draw:layer="layout" svg:width="1.8cm" svg:height="1.675cm" svg:x="15.9cm" svg:y="6.125cm">
          <draw:text-box>
            <text:p>1,N</text:p>
          </draw:text-box>
        </draw:frame>
        <draw:frame draw:style-name="gr5" draw:layer="layout" svg:width="1.8cm" svg:height="1.675cm" svg:x="15.8cm" svg:y="11.5cm">
          <draw:text-box>
            <text:p>0,N</text:p>
          </draw:text-box>
        </draw:frame>
        <draw:rect draw:style-name="gr1" draw:text-style-name="P1" draw:layer="layout" svg:width="4.3cm" svg:height="2cm" svg:x="22.6cm" svg:y="9.1cm">
          <text:p/>
        </draw:rect>
        <draw:line draw:style-name="gr2" draw:text-style-name="P1" draw:layer="layout" svg:x1="22.6cm" svg:y1="9.9cm" svg:x2="26.9cm" svg:y2="9.9cm">
          <text:p/>
        </draw:line>
        <draw:frame draw:style-name="gr3" draw:text-style-name="P1" draw:layer="layout" svg:width="4.3cm" svg:height="1.063cm" svg:x="22.6cm" svg:y="9.1cm">
          <draw:text-box>
            <text:p text:style-name="P1">Artiste</text:p>
          </draw:text-box>
        </draw:frame>
        <draw:frame draw:style-name="gr4" draw:text-style-name="P2" draw:layer="layout" svg:width="4.2cm" svg:height="2.4cm" svg:x="22.6cm" svg:y="9.9cm">
          <draw:text-box>
            <text:p><text:span text:style-name="T1">artiste_id</text:span></text:p>
            <text:p><text:span text:style-name="T2">artiste_nom</text:span></text:p>
            <text:p><text:span text:style-name="T2"/></text:p>
            <text:p><text:span text:style-name="T2"/></text:p>
          </draw:text-box>
        </draw:frame>
        <draw:ellipse draw:style-name="gr1" draw:text-style-name="P1" draw:layer="layout" svg:width="3.4cm" svg:height="1.6cm" svg:x="19.2cm" svg:y="6.5cm">
          <text:p/>
        </draw:ellipse>
        <draw:line draw:style-name="gr2" draw:text-style-name="P1" draw:layer="layout" svg:x1="19.2cm" svg:y1="7.3cm" svg:x2="22.6cm" svg:y2="7.3cm">
          <text:p/>
        </draw:line>
        <draw:frame draw:style-name="gr6" draw:text-style-name="P3" draw:layer="layout" svg:width="3.1cm" svg:height="0.806cm" svg:x="19.7cm" svg:y="6.494cm">
          <draw:text-box>
            <text:p><text:span text:style-name="T3">participe</text:span></text:p>
          </draw:text-box>
        </draw:frame>
        <draw:line draw:style-name="gr2" draw:text-style-name="P1" draw:layer="layout" svg:x1="24.6cm" svg:y1="9.1cm" svg:x2="21.9cm" svg:y2="7.9cm">
          <text:p/>
        </draw:line>
        <draw:line draw:style-name="gr2" draw:text-style-name="P1" draw:layer="layout" svg:x1="20.2cm" svg:y1="6.5cm" svg:x2="18cm" svg:y2="5.7cm">
          <text:p/>
        </draw:line>
        <draw:frame draw:style-name="gr7" draw:layer="layout" svg:width="1.5cm" svg:height="1cm" svg:x="24.5cm" svg:y="8.1cm">
          <draw:text-box>
            <text:p>1,N</text:p>
          </draw:text-box>
        </draw:frame>
        <draw:frame draw:style-name="gr7" draw:layer="layout" svg:width="1.5cm" svg:height="1cm" svg:x="17.9cm" svg:y="4.9cm">
          <draw:text-box>
            <text:p>1,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11T11:43:17.25</meta:creation-date>
    <dc:date>2019-11-06T11:31:56.29</dc:date>
    <meta:editing-duration>PT1H28M34S</meta:editing-duration>
    <meta:editing-cycles>4</meta:editing-cycles>
    <meta:generator>OpenOffice/4.1.1$Win32 OpenOffice.org_project/411m6$Build-9775</meta:generator>
    <meta:document-statistic meta:object-count="44"/>
  </office:meta>
</office:document-meta>
</file>